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eorgia" svg:font-family="Georgia, serif"/>
    <style:font-face style:name="Roboto" svg:font-family="Roboto, arial, sans-serif"/>
    <style:font-face style:name="Ubuntu" svg:font-family="Ubuntu, Arial, sans-serif"/>
    <style:font-face style:name="Verdana" svg:font-family="Verdana, sans-serif"/>
    <style:font-face style:name="apple-system" svg:font-family="apple-system, BlinkMacSystemFont, 'Helvetica Neue', Helvetica, Arial, Ubuntu, sans-serif"/>
    <style:font-face style:name="inherit" svg:font-family="inherit"/>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orphans="2" fo:widows="2"/>
    </style:style>
    <style:style style:name="P2" style:family="paragraph" style:parent-style-name="Standard">
      <style:text-properties officeooo:paragraph-rsid="0022c94d"/>
    </style:style>
    <style:style style:name="P3" style:family="paragraph" style:parent-style-name="Standard">
      <style:paragraph-properties fo:margin-left="0cm" fo:margin-right="0cm" fo:text-indent="0cm" style:auto-text-indent="false"/>
    </style:style>
    <style:style style:name="P4" style:family="paragraph" style:parent-style-name="Standard">
      <style:paragraph-properties fo:margin-left="0cm" fo:margin-right="0cm" fo:text-indent="0cm" style:auto-text-indent="false"/>
      <style:text-properties fo:font-variant="normal" fo:text-transform="none" fo:color="#000000" style:font-name="apple-system" fo:font-size="14.25pt" fo:letter-spacing="normal" fo:font-style="normal" fo:font-weight="normal" style:font-weight-asian="bold" style:font-weight-complex="bold" loext:padding="0cm" loext:border="none"/>
    </style:style>
    <style:style style:name="P5" style:family="paragraph" style:parent-style-name="Standard">
      <style:paragraph-properties fo:margin-left="0cm" fo:margin-right="0cm" fo:text-indent="0cm" style:auto-text-indent="false"/>
      <style:text-properties fo:font-variant="normal" fo:text-transform="none" fo:color="#000000" style:font-name="apple-system" fo:font-size="14.25pt" fo:letter-spacing="normal" fo:font-style="normal" fo:font-weight="normal" loext:padding="0cm" loext:border="none"/>
    </style:style>
    <style:style style:name="P6" style:family="paragraph" style:parent-style-name="Standard">
      <style:paragraph-properties fo:margin-left="0cm" fo:margin-right="0cm" fo:text-indent="0cm" style:auto-text-indent="false"/>
      <style:text-properties fo:font-variant="normal" fo:text-transform="none" fo:color="#000000" style:font-name="apple-system" fo:font-size="14.25pt" fo:letter-spacing="normal" fo:font-style="normal" fo:font-weight="normal" officeooo:paragraph-rsid="00203340" loext:padding="0cm" loext:border="none"/>
    </style:style>
    <style:style style:name="P7" style:family="paragraph" style:parent-style-name="Standard">
      <style:paragraph-properties fo:margin-left="0cm" fo:margin-right="0cm" fo:text-indent="0cm" style:auto-text-indent="false"/>
      <style:text-properties fo:font-variant="normal" fo:text-transform="none" fo:color="#000000" style:font-name="apple-system" fo:font-size="14.25pt" fo:letter-spacing="normal" fo:font-style="normal" fo:font-weight="normal" style:font-weight-asian="normal" style:font-weight-complex="normal" loext:padding="0cm" loext:border="none"/>
    </style:style>
    <style:style style:name="P8" style:family="paragraph" style:parent-style-name="Standard">
      <style:paragraph-properties fo:margin-left="0cm" fo:margin-right="0cm" fo:text-indent="0cm" style:auto-text-indent="false"/>
      <style:text-properties fo:font-variant="normal" fo:text-transform="none" fo:color="#252525" style:font-name="Roboto" fo:font-size="13.5pt" fo:letter-spacing="normal" fo:font-style="normal" fo:font-weight="normal" loext:padding="0cm" loext:border="none"/>
    </style:style>
    <style:style style:name="P9" style:family="paragraph" style:parent-style-name="Standard">
      <style:paragraph-properties fo:margin-left="0cm" fo:margin-right="0cm" fo:text-indent="0cm" style:auto-text-indent="false"/>
      <style:text-properties fo:font-variant="normal" fo:text-transform="none" fo:color="#252525" style:font-name="Roboto" fo:font-size="13.5pt" fo:letter-spacing="normal" fo:font-style="normal" fo:font-weight="bold" officeooo:paragraph-rsid="0022c94d" style:font-weight-asian="bold" style:font-weight-complex="bold" loext:padding="0cm" loext:border="none"/>
    </style:style>
    <style:style style:name="P10" style:family="paragraph" style:parent-style-name="Standard">
      <style:paragraph-properties fo:margin-left="0cm" fo:margin-right="0cm" fo:text-indent="0cm" style:auto-text-indent="false"/>
      <style:text-properties officeooo:paragraph-rsid="001e2950"/>
    </style:style>
    <style:style style:name="P11" style:family="paragraph" style:parent-style-name="Standard">
      <style:paragraph-properties fo:margin-left="0cm" fo:margin-right="0cm" fo:text-indent="0cm" style:auto-text-indent="false"/>
      <style:text-properties officeooo:paragraph-rsid="00203340"/>
    </style:style>
    <style:style style:name="P12" style:family="paragraph" style:parent-style-name="Standard">
      <style:paragraph-properties fo:margin-left="0cm" fo:margin-right="0cm" fo:text-indent="0cm" style:auto-text-indent="false"/>
      <style:text-properties officeooo:paragraph-rsid="0021627e"/>
    </style:style>
    <style:style style:name="P13" style:family="paragraph" style:parent-style-name="Standard">
      <style:paragraph-properties fo:margin-left="0cm" fo:margin-right="0cm" fo:text-indent="0cm" style:auto-text-indent="false"/>
      <style:text-properties fo:font-weight="bold" officeooo:paragraph-rsid="0021627e" style:font-weight-asian="bold" style:font-weight-complex="bold"/>
    </style:style>
    <style:style style:name="P14" style:family="paragraph" style:parent-style-name="Standard">
      <style:paragraph-properties fo:margin-left="0cm" fo:margin-right="0cm" fo:margin-top="0cm" fo:margin-bottom="0.247cm" loext:contextual-spacing="false" fo:text-align="start" style:justify-single-word="false" fo:orphans="2" fo:widows="2" fo:text-indent="0cm" style:auto-text-indent="false"/>
      <style:text-properties fo:font-variant="normal" fo:text-transform="none" fo:color="#000000" style:font-name="apple-system" fo:font-size="14.25pt" fo:letter-spacing="normal" fo:font-style="normal" fo:font-weight="normal" loext:padding="0cm" loext:border="none"/>
    </style:style>
    <style:style style:name="P15" style:family="paragraph" style:parent-style-name="Standard">
      <style:paragraph-properties fo:margin-left="0cm" fo:margin-right="0cm" fo:margin-top="0cm" fo:margin-bottom="0.247cm" loext:contextual-spacing="false" fo:text-align="start" style:justify-single-word="false" fo:orphans="2" fo:widows="2" fo:text-indent="0cm" style:auto-text-indent="false"/>
      <style:text-properties fo:font-variant="normal" fo:text-transform="none" fo:color="#252525" style:font-name="Roboto" fo:font-size="13.5pt" fo:letter-spacing="normal" fo:font-style="normal" fo:font-weight="bold" style:font-weight-asian="bold" style:font-weight-complex="bold" loext:padding="0cm" loext:border="none"/>
    </style:style>
    <style:style style:name="P16" style:family="paragraph" style:parent-style-name="Standard">
      <style:paragraph-properties fo:margin-left="0cm" fo:margin-right="0cm" fo:margin-top="0cm" fo:margin-bottom="0.247cm" loext:contextual-spacing="false" fo:text-align="start" style:justify-single-word="false" fo:orphans="2" fo:widows="2" fo:text-indent="0cm" style:auto-text-indent="false"/>
      <style:text-properties officeooo:paragraph-rsid="001ba847"/>
    </style:style>
    <style:style style:name="P17" style:family="paragraph" style:parent-style-name="Heading_20_2">
      <style:paragraph-properties fo:line-height="100%"/>
      <style:text-properties style:font-name="inherit" fo:font-size="18pt" fo:font-weight="bold" style:font-weight-asian="bold" style:font-weight-complex="bold"/>
    </style:style>
    <style:style style:name="P18" style:family="paragraph" style:parent-style-name="Heading_20_2">
      <style:paragraph-properties fo:margin-left="0cm" fo:margin-right="0cm" fo:text-indent="0cm" style:auto-text-indent="false"/>
      <style:text-properties fo:font-variant="normal" fo:text-transform="none" fo:color="#333333" style:font-name="Verdana" fo:font-size="18pt" fo:letter-spacing="normal" fo:font-style="normal" fo:font-weight="bold" style:font-weight-asian="bold" style:font-weight-complex="bold"/>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203340" style:font-weight-asian="bold" style:font-weight-complex="bold"/>
    </style:style>
    <style:style style:name="T4" style:family="text">
      <style:text-properties fo:font-weight="bold" officeooo:rsid="00241488" style:font-weight-asian="bold" style:font-weight-complex="bold"/>
    </style:style>
    <style:style style:name="T5" style:family="text">
      <style:text-properties fo:font-weight="bold" fo:background-color="#ffff00" loext:char-shading-value="0"/>
    </style:style>
    <style:style style:name="T6" style:family="text">
      <style:text-properties fo:font-weight="bold" fo:background-color="#ffff00" loext:char-shading-value="0" style:font-weight-asian="bold" style:font-weight-complex="bold"/>
    </style:style>
    <style:style style:name="T7" style:family="text">
      <style:text-properties fo:font-weight="bold" fo:background-color="#ffff00" loext:char-shading-value="0" style:font-weight-asian="bold" style:font-weight-complex="bold"/>
    </style:style>
    <style:style style:name="T8" style:family="text">
      <style:text-properties fo:font-weight="bold" officeooo:rsid="00203340" fo:background-color="#ffff00" loext:char-shading-value="0" style:font-weight-asian="bold" style:font-weight-complex="bold"/>
    </style:style>
    <style:style style:name="T9" style:family="text">
      <style:text-properties fo:font-weight="bold" fo:background-color="#ffff00" loext:char-shading-value="0" style:font-style-asian="normal" style:font-weight-asian="bold" style:font-style-complex="normal" style:font-weight-complex="bold"/>
    </style:style>
    <style:style style:name="T10" style:family="text">
      <style:text-properties fo:font-weight="bold" fo:background-color="#ffff00" loext:char-shading-value="0" style:font-style-asian="normal" style:font-weight-asian="bold" style:font-style-complex="normal" style:font-weight-complex="bold"/>
    </style:style>
    <style:style style:name="T11" style:family="text">
      <style:text-properties fo:font-weight="bold" style:font-style-asian="normal" style:font-weight-asian="bold" style:font-style-complex="normal" style:font-weight-complex="bold"/>
    </style:style>
    <style:style style:name="T12" style:family="text">
      <style:text-properties fo:font-variant="normal" fo:text-transform="none" fo:color="#000000" style:font-name="apple-system" fo:font-size="14.25pt" fo:letter-spacing="normal" fo:font-style="normal" fo:font-weight="normal" loext:padding="0cm" loext:border="none"/>
    </style:style>
    <style:style style:name="T13" style:family="text">
      <style:text-properties fo:font-variant="normal" fo:text-transform="none" fo:color="#000000" style:font-name="apple-system" fo:font-size="14.25pt" fo:letter-spacing="normal" fo:font-style="normal" fo:font-weight="normal" officeooo:rsid="001ba847" loext:padding="0cm" loext:border="none"/>
    </style:style>
    <style:style style:name="T14" style:family="text">
      <style:text-properties fo:font-variant="normal" fo:text-transform="none" fo:color="#000000" style:font-name="apple-system" fo:font-size="14.25pt" fo:letter-spacing="normal" fo:font-style="normal" fo:font-weight="normal" fo:background-color="#ffff00" loext:char-shading-value="0" loext:padding="0cm" loext:border="none"/>
    </style:style>
    <style:style style:name="T15" style:family="text">
      <style:text-properties fo:font-variant="normal" fo:text-transform="none" fo:color="#000000" style:font-name="apple-system" fo:font-size="14.25pt" fo:letter-spacing="normal" fo:font-style="normal" fo:font-weight="normal" style:font-weight-asian="normal" style:font-weight-complex="normal" loext:padding="0cm" loext:border="none"/>
    </style:style>
    <style:style style:name="T16" style:family="text">
      <style:text-properties fo:font-variant="normal" fo:text-transform="none" fo:color="#000000" style:font-name="apple-system" fo:font-size="14.25pt" fo:letter-spacing="normal" fo:font-style="normal" fo:font-weight="bold" style:font-weight-asian="bold" style:font-weight-complex="bold" loext:padding="0cm" loext:border="none"/>
    </style:style>
    <style:style style:name="T17" style:family="text">
      <style:text-properties fo:font-variant="normal" fo:text-transform="none" fo:color="#000000" style:font-name="apple-system" fo:font-size="14.25pt" fo:letter-spacing="normal" fo:font-style="normal" fo:font-weight="bold" fo:background-color="#ffff00" loext:char-shading-value="0" style:font-weight-asian="bold" style:font-weight-complex="bold" loext:padding="0cm" loext:border="none"/>
    </style:style>
    <style:style style:name="T18" style:family="text">
      <style:text-properties fo:font-variant="normal" fo:text-transform="none" fo:color="#000000" style:font-name="apple-system" fo:font-size="14.25pt" fo:letter-spacing="normal" fo:font-style="normal" fo:font-weight="bold" fo:background-color="#ffff00" loext:char-shading-value="0" style:font-weight-asian="bold" style:font-weight-complex="bold" loext:padding="0cm" loext:border="none"/>
    </style:style>
    <style:style style:name="T19" style:family="text">
      <style:text-properties fo:font-variant="normal" fo:text-transform="none" fo:color="#000000" style:font-name="apple-system" fo:font-size="14.25pt" fo:letter-spacing="normal" fo:font-style="normal" fo:font-weight="bold" officeooo:rsid="00203340" fo:background-color="#ffff00" loext:char-shading-value="0" style:font-weight-asian="bold" style:font-weight-complex="bold" loext:padding="0cm" loext:border="none"/>
    </style:style>
    <style:style style:name="T20" style:family="text">
      <style:text-properties fo:font-variant="normal" fo:text-transform="none" fo:color="#000000" style:font-name="Georgia" fo:font-size="11.25pt" fo:letter-spacing="normal" fo:font-style="normal" fo:font-weight="bold" officeooo:rsid="00203340" fo:background-color="#ffff00" loext:char-shading-value="0" style:font-weight-asian="bold" style:font-weight-complex="bold" loext:padding="0cm" loext:border="none"/>
    </style:style>
    <style:style style:name="T21" style:family="text">
      <style:text-properties fo:font-variant="normal" fo:text-transform="none" fo:color="#000000" style:font-name="Ubuntu" fo:font-size="14.25pt" fo:letter-spacing="normal" fo:font-style="normal" fo:font-weight="normal" style:font-weight-asian="normal" style:font-weight-complex="normal"/>
    </style:style>
    <style:style style:name="T22" style:family="text">
      <style:text-properties fo:font-variant="normal" fo:text-transform="none" fo:color="#000000" style:font-name="Ubuntu" fo:font-size="14.25pt" fo:letter-spacing="normal" fo:font-style="normal" fo:font-weight="normal" style:font-weight-asian="normal" style:font-weight-complex="normal" loext:padding="0cm" loext:border="none"/>
    </style:style>
    <style:style style:name="T23" style:family="text">
      <style:text-properties fo:font-variant="normal" fo:text-transform="none" fo:color="#000000" style:font-name="Ubuntu" fo:font-size="14.25pt" fo:letter-spacing="normal" fo:font-style="normal" fo:font-weight="bold" style:font-weight-asian="bold" style:font-weight-complex="bold"/>
    </style:style>
    <style:style style:name="T24" style:family="text">
      <style:text-properties fo:font-variant="normal" fo:text-transform="none" fo:color="#000000" style:font-name="Ubuntu" fo:font-size="14.25pt" fo:letter-spacing="normal" fo:font-style="normal" fo:font-weight="bold" style:font-weight-asian="bold" style:font-weight-complex="bold" loext:padding="0cm" loext:border="none"/>
    </style:style>
    <style:style style:name="T25" style:family="text">
      <style:text-properties fo:font-variant="normal" fo:text-transform="none" fo:color="#252525" style:font-name="Roboto" fo:font-size="13.5pt" fo:letter-spacing="normal" fo:font-style="normal" fo:font-weight="bold" style:font-weight-asian="bold" style:font-weight-complex="bold" loext:padding="0cm" loext:border="none"/>
    </style:style>
    <style:style style:name="T26" style:family="text">
      <style:text-properties fo:font-variant="normal" fo:text-transform="none" fo:color="#252525" style:font-name="Roboto" fo:font-size="13.5pt" fo:letter-spacing="normal" fo:font-style="normal" fo:font-weight="bold" style:font-style-asian="normal" style:font-weight-asian="bold" style:font-style-complex="normal" style:font-weight-complex="bold" loext:padding="0cm" loext:border="none"/>
    </style:style>
    <style:style style:name="T27" style:family="text">
      <style:text-properties fo:font-variant="normal" fo:text-transform="none" fo:color="#252525" style:font-name="Roboto" fo:font-size="13.5pt" fo:letter-spacing="normal" fo:font-style="normal" fo:font-weight="bold" fo:background-color="#ffff00" loext:char-shading-value="0" style:font-style-asian="normal" style:font-weight-asian="bold" style:font-style-complex="normal" style:font-weight-complex="bold" loext:padding="0cm" loext:border="none"/>
    </style:style>
    <style:style style:name="T28" style:family="text">
      <style:text-properties fo:font-variant="normal" fo:text-transform="none" fo:color="#252525" style:font-name="Roboto" fo:font-size="13.5pt" fo:letter-spacing="normal" fo:font-style="normal" fo:font-weight="bold" fo:background-color="#ffff00" loext:char-shading-value="0" style:font-style-asian="normal" style:font-weight-asian="bold" style:font-style-complex="normal" style:font-weight-complex="bold" loext:padding="0cm" loext:border="none"/>
    </style:style>
    <style:style style:name="T29" style:family="text">
      <style:text-properties fo:font-variant="normal" fo:text-transform="none" fo:color="#252525" style:font-name="Roboto" fo:font-size="13.5pt" fo:letter-spacing="normal" fo:font-style="normal" fo:font-weight="normal" loext:padding="0cm" loext:border="none"/>
    </style:style>
    <style:style style:name="T30" style:family="text">
      <style:text-properties fo:font-variant="normal" fo:text-transform="none" fo:color="#252525" style:font-name="Roboto" fo:font-size="13.5pt" fo:letter-spacing="normal" fo:font-style="italic" fo:font-weight="normal" style:font-style-asian="italic" style:font-style-complex="italic" loext:padding="0cm" loext:border="none"/>
    </style:style>
    <style:style style:name="T31" style:family="text">
      <style:text-properties fo:font-variant="normal" fo:text-transform="none" fo:color="#252525" style:font-name="Roboto" fo:font-size="13.5pt" fo:letter-spacing="normal" fo:font-style="italic" fo:font-weight="bold" style:font-style-asian="italic" style:font-weight-asian="bold" style:font-style-complex="italic" style:font-weight-complex="bold" loext:padding="0cm" loext:border="none"/>
    </style:style>
    <style:style style:name="T32" style:family="text">
      <style:text-properties fo:font-variant="normal" fo:text-transform="none" fo:color="#252525" style:font-name="Roboto" fo:font-size="10.5pt" fo:letter-spacing="normal" fo:font-style="normal" fo:font-weight="normal"/>
    </style:style>
    <style:style style:name="T33" style:family="text">
      <style:text-properties fo:background-color="#ffff00" loext:char-shading-value="0"/>
    </style:style>
    <style:style style:name="T34" style:family="text">
      <style:text-properties fo:background-color="#ffff00" loext:char-shading-value="0"/>
    </style:style>
    <style:style style:name="T35" style:family="text">
      <style:text-properties fo:color="#333333" style:font-name="Georgia" fo:font-size="11.25pt"/>
    </style:style>
    <style:style style:name="T36" style:family="text">
      <style:text-properties fo:font-style="italic" style:font-style-asian="italic" style:font-style-complex="italic"/>
    </style:style>
    <style:style style:name="T37" style:family="text">
      <style:text-properties fo:font-style="italic" fo:font-weight="bold" style:font-style-asian="italic" style:font-weight-asian="bold" style:font-style-complex="italic" style:font-weight-complex="bold"/>
    </style:style>
    <style:style style:name="fr1" style:family="graphic" style:parent-style-name="Frame">
      <style:graphic-properties fo:margin-left="0cm" fo:margin-right="0cm" fo:margin-top="0cm" fo:margin-bottom="0cm" style:wrap="right" style:number-wrapped-paragraphs="no-limit" style:vertical-pos="top" style:vertical-rel="paragraph-content" style:horizontal-pos="left" style:horizontal-rel="paragraph" fo:padding="0cm" fo:border="non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Ángulo de contorno integral: un descriptor de forma invariante para la clasificación y recuperación de imágenes de hojas</text:p>
      <text:p text:style-name="P16"><text:span text:style-name="T12">Leaf identification es una </text:span><text:span text:style-name="T16">tarea</text:span><text:span text:style-name="T12"> importante y </text:span><text:span text:style-name="T16">desafiante</text:span><text:span text:style-name="T12"> para la comunidad de visión por computadora </text:span><text:span text:style-name="T16">debido a las grandes variaciones dentro de la clase</text:span><text:span text:style-name="T12"> </text:span><text:span text:style-name="T16">y las pequeñas diferencias entre clases</text:span><text:span text:style-name="T12"> de </text:span><text:span text:style-name="T13">los </text:span><text:span text:style-name="T12">leaf image patterns. En este documento, </text:span><text:span text:style-name="T16">se propone un descriptor de forma novedoso</text:span><text:span text:style-name="T12">, llamado </text:span><text:span text:style-name="T14">ángulo de contorno integral (ICA)</text:span><text:span text:style-name="T12">, </text:span><text:span text:style-name="T16">para</text:span><text:span text:style-name="T12"> una </text:span><text:span text:style-name="T16">clasificación</text:span><text:span text:style-name="T12"> y </text:span><text:span text:style-name="T16">recuperación</text:span><text:span text:style-name="T12"> precisa de las imágenes de las hojas. </text:span><text:span text:style-name="T16">Para un punto de contorno, dos manojos de vectores emanan de él</text:span><text:span text:style-name="T12"> y terminan en sus puntos de </text:span><text:span text:style-name="T16">contorno adyacentes izquierdos y sus adyacentes derechos respectivamente. Sus vectores medios forman un ángulo (denominado ICA)</text:span><text:span text:style-name="T12"> </text:span><text:span text:style-name="T16">que</text:span><text:span text:style-name="T12"> </text:span><text:span text:style-name="T16">tiene</text:span><text:span text:style-name="T12"> </text:span><text:span text:style-name="T16">una invariabilidad</text:span><text:span text:style-name="T12"> </text:span><text:span text:style-name="T18">inherente a la traslación, rotación y escalamiento de la forma de la hoja.</text:span><text:span text:style-name="T16"> Cambiar el tamaño de la vecindad del punto de contorno</text:span><text:span text:style-name="T12"> produce naturalmente un conjunto de ICA a diferentes escalas. </text:span><text:span text:style-name="T16">Agrupelos para formar un descriptor multiescala (llamado mICA)</text:span><text:span text:style-name="T12"> para el punto de contorno. Recoge los mICAs de todos los puntos de contorno para construir un conjunto mICA. La diferencia entre las dos formas de las hojas se mide al calcular la distancia mejorada de Hausdorff entre sus conjuntos de mICA. </text:span><text:span text:style-name="T16">Los resultados del experimento en dos conjuntos de datos de imagen de hoja populares indican que el método propuesto supera a los métodos de vanguardia.</text:span></text:p>
      <text:h text:style-name="P18" text:outline-level="2">Introduction</text:h>
      <text:p text:style-name="P4">El uso de las técnicas de <text:span text:style-name="T1">análisis de imágenes de la hoja</text:span> para la identificación de especies de plantas es un campo de investigación activo en visión computacional y procesamiento de imágenes. <text:span text:style-name="T5">El punto clave para esta tarea es describir la imagen de la hoja</text:span>, es decir, <text:span text:style-name="T1">extraer características discriminativas para la posterior medición de la disimilitud</text:span>. Sin embargo, las formas de las hojas generalmente tienen una gran similitud entre clases y grandes variaciones intraclase que hacen que la tarea de extracción de características de las hojas sea un reto para la comunidad de visión por computadora.</text:p>
      <text:p text:style-name="P5"><text:span text:style-name="T2">Se han realizado muchos esfuerzos para extraer varias características de forma para la identificación de la hoja</text:span>. La <text:span text:style-name="T7">curvatura del contorno</text:span> es una característica de forma popular y se ha utilizado ampliamente para la descripción de la forma [1], <text:soft-page-break/>[2]. Sin embargo, <text:span text:style-name="T2">la extracción de la característica de curvatura</text:span> <text:span text:style-name="T2">mediante</text:span> el cálculo de<text:span text:style-name="T2"> la primera y la segunda derivada</text:span> <text:span text:style-name="T2">es</text:span> generalmente <text:span text:style-name="T2">sensible</text:span> <text:span text:style-name="T2">al ruido y las perturbaciones geométricas.</text:span> En lugar de calcular directamente la curvatura del contorno, algunos métodos extraen las características como invariantes integrales [3], ángulo de giro [4] y descripción de la altura del arco [5] para medir la propiedad de curvatura del contorno. Otros métodos para capturar indirectamente las características de curvatura pueden estar disponibles en [6] - [7] [8] [9] [10].</text:p>
      <text:p text:style-name="P10"><text:line-break/><text:span text:style-name="T12">La información de la distribución espacial de los puntos de contorno también es una señal valiosa para la extracción de características discriminativas. Los contextos de forma [11] y los contextos de forma de distancia interior [12] tienen en cuenta la distribución relativa espacial de los puntos de contorno para la descripción de la forma.</text:span></text:p>
      <text:p text:style-name="P10"><text:line-break/><text:span text:style-name="T12">Además de extraer características solo del contorno de la hoja, algunos métodos también consideran la región de forma completa para los descriptores de construcción. Horaisová et al. [13] trata la forma de la hoja como una función de imagen binaria y los descriptores invariables se derivan de su espectro de potencia de Fourier 2D. En [14] - [15] [16] -, las características del momento popular también se usan para la descripción de la forma de la hoja.</text:span></text:p>
      <text:p text:style-name="P11"><text:line-break/><text:span text:style-name="T12">Recientemente, </text:span><text:span text:style-name="T16">existe un creciente interés en utilizar métodos de aprendizaje para construir descriptores de formas.</text:span><text:span text:style-name="T12"> Wang et al. [17] propone utilizar una bolsa de fragmentos de contorno para identificar formas en las que un contorno de forma se corta en varias partes significativas que se describen como contextos de forma y se codifican en un código de forma. Una representación de forma compacta se construye al </text:span><text:span text:style-name="T18">agrupar códigos de forma en la forma </text:span><text:span text:style-name="T19">( </text:span><text:span text:style-name="T20">pooling shape codes in the shape</text:span><text:span text:style-name="T19">)</text:span><text:span text:style-name="T12">. Zhao et al. [18] </text:span><text:span text:style-name="T16">primero</text:span><text:span text:style-name="T12"> </text:span><text:span text:style-name="T16">extienda los contextos de forma</text:span><text:span text:style-name="T12"> a una representación multiescala </text:span><text:span text:style-name="T18">utilizando el kernel de Gauss </text:span><text:span text:style-name="T12">y </text:span><text:span text:style-name="T16">luego</text:span><text:span text:style-name="T12"> se usa </text:span><text:span text:style-name="T16">un método de aprendizaje de diccionario</text:span><text:span text:style-name="T12"> para </text:span><text:span text:style-name="T16">obtener</text:span><text:span text:style-name="T12"> los </text:span><text:span text:style-name="T18">descriptores finales para la clasificación de la imagen de la hoja.</text:span></text:p>
      <text:p text:style-name="P11"/>
      <text:p text:style-name="P6"><text:span text:style-name="T35">In this work,</text:span> nos centramos en <text:span text:style-name="T7">extrae</text:span><text:span text:style-name="T8">mos</text:span><text:span text:style-name="T7"> características de formas discriminativas</text:span> <text:span text:style-name="T7">para</text:span> <text:span text:style-name="T7">una clasificación y recuperación precisas de imágenes de hojas</text:span>. La contribución <text:soft-page-break/>de este trabajo es: <text:span text:style-name="T2">Se propone una descripción</text:span> nueva <text:span text:style-name="T2">de</text:span> la <text:span text:style-name="T2">forma</text:span>, denominada <text:span text:style-name="T7">Ángulo de Contorno Integral (ICA)</text:span>. Tiene la <text:span text:style-name="T2">invarianza</text:span> inherente<text:span text:style-name="T2"> a la </text:span><text:span text:style-name="T3">translación</text:span><text:span text:style-name="T2">, rotación y escalado y tiene la </text:span><text:span text:style-name="T7">propiedad</text:span><text:span text:style-name="T2"> deseable </text:span><text:span text:style-name="T7">de capturar las características de forma discriminativa</text:span><text:span text:style-name="T2"> en varias escalas.</text:span> Lo llevamos a cabo para<text:span text:style-name="T2"> la clasificación y recuperación de imágenes de hojas en dos conjuntos de datos de imágenes de hojas populares</text:span> y los resultados experimentales indican que el método propuesto supera a los métodos de vanguardia.</text:p>
      <text:p text:style-name="P3"/>
      <text:p text:style-name="P13">2. PROPOSED METHOD</text:p>
      <text:p text:style-name="P12"><text:span text:style-name="T2">2.1. Integral Contour Angle</text:span></text:p>
      <text:p text:style-name="P12"><text:span text:style-name="T21">Un </text:span><text:span text:style-name="T23">contorno de forma Ω se puede representar matemáticamente</text:span><text:span text:style-name="T21"> en una forma de </text:span><text:span text:style-name="T23">parametrización de longitud de arco: z(t) = x(t)+j·y(t), </text:span><text:span text:style-name="T21">where</text:span><text:span text:style-name="T23"> j = √ −1, t ∈ [0, 1)</text:span><text:span text:style-name="T24"> </text:span><text:span text:style-name="T22">es la longitud de arco normalizada por el perímetro del contorno , </text:span><text:span text:style-name="T24">x(t) and y(t)</text:span><text:span text:style-name="T22"> Son las coordenadas del punto de contorno. En esta forma, un punto de contorno está representado por un número complejo</text:span></text:p>
      <text:p text:style-name="P9">SECCIÓN 3. </text:p>
      <text:p text:style-name="P9">RESULTADOS EXPERIMENTALES</text:p>
      <text:p text:style-name="P3"><text:span text:style-name="T12">Para evaluar el rendimiento del método propuesto para la identificación de la imagen de la hoja, s</text:span><text:span text:style-name="T16">e realizan dos grupos de experimentos en este trabajo</text:span><text:span text:style-name="T12">. </text:span><text:span text:style-name="T16">Primero</text:span><text:span text:style-name="T12"> realizamos la </text:span><text:span text:style-name="T18">clasificación de la imagen de la hoja</text:span><text:span text:style-name="T12"> en el conocido c</text:span><text:span text:style-name="T16">onjunto de datos</text:span><text:span text:style-name="T12"> de imagen de</text:span><text:span text:style-name="T16"> la hoja sueca</text:span><text:span text:style-name="T12"> [20] y </text:span><text:span text:style-name="T16">luego</text:span><text:span text:style-name="T12"> realizamos la </text:span><text:span text:style-name="T16">recuperación de la </text:span><text:span text:style-name="T15">imagen</text:span><text:span text:style-name="T12"> de la </text:span><text:span text:style-name="T16">hoja</text:span><text:span text:style-name="T12"> </text:span><text:span text:style-name="T16">en otro conjunto de datos de la hoja CVIP100 </text:span><text:span text:style-name="T12">disponible al público [6]. Los </text:span><text:span text:style-name="T16">parámetros</text:span><text:span text:style-name="T12"> del método propuesto </text:span><text:span text:style-name="T16">para todos los experimentos</text:span><text:span text:style-name="T12"> </text:span><text:span text:style-name="T16">anteriores</text:span><text:span text:style-name="T12"> se establecen de la siguiente manera: el </text:span><text:span text:style-name="T16">número de puntos muestreados desde el contorno es 256</text:span><text:span text:style-name="T12">, el </text:span><text:span text:style-name="T16">número de los niveles de escala K utilizados se establece en 8.</text:span></text:p>
      <text:p text:style-name="P8">3.1. <text:span text:style-name="T2">Clasificación de la forma de la hoja</text:span></text:p>
      <text:p text:style-name="P3"><text:span text:style-name="T29">El</text:span><text:span text:style-name="T25"> conjunto de datos sueco</text:span><text:span text:style-name="T29"> contiene </text:span><text:span text:style-name="T25">15 especies de hojas de árboles suecas con 75 muestras en cada especie.</text:span><text:span text:style-name="T29"> La figura 3 muestra una muestra para cada especie. En este conjunto de datos, el mismo protocolo de evaluación que se usa en [6], [8], [12], [21] se aplica en nuestro experimento. Se utilizan 25 muestras seleccionadas al azar de cada especie como instancias de entrenamiento y las restantes se usan como imágenes de prueba. </text:span><text:span text:style-name="T28">La precisión de la clasificación se mide utilizando la regla de clasificación del vecino más cercano.</text:span></text:p>
      <text:p text:style-name="P2"><text:line-break/><text:line-break/><text:span text:style-name="T12">En la Tabla 1, enumeramos la tasa de clasificación del método </text:span><text:soft-page-break/><text:span text:style-name="T12">propuesto y lo comparamos con los siete enfoques de vanguardia que reportan buenos resultados en este conjunto de datos. Se puede ver que, entre todos los métodos en competencia,</text:span><text:span text:style-name="T18"> el método propuesto alcanza la tasa de clasificación del 98.4%</text:span><text:span text:style-name="T12">, que es la mejor puntuación entre todos los métodos en competencia. Los resultados experimentales indican el desempeño de la clasificación del supervisor del método propuesto sobre los enfoques de vanguardia.</text:span></text:p>
      <text:p text:style-name="P8">3.2. <text:span text:style-name="T2">Recuperación de la forma de la hoja</text:span></text:p>
      <text:p text:style-name="P7"><text:span text:style-name="T2">Llevamos a cabo</text:span> otro grupo de <text:span text:style-name="T2">experimentos</text:span> que realizan la <text:span text:style-name="T2">recuperación</text:span> <text:span text:style-name="T2">de imágenes</text:span> de hojas<text:span text:style-name="T2"> en el conjunto de datos de hojas CVIP100</text:span> disponibles para el público [6]. El conjunto de datos <text:span text:style-name="T2">CVIP100 contiene 1200 imágenes de</text:span> <text:span text:style-name="T2">hojas</text:span> recolectadas <text:span text:style-name="T2">de</text:span> <text:span text:style-name="T2">100 especies de plantas</text:span>, con 12 hojas diferentes de cada clase. La figura 4 muestra todas las clases del conjunto de datos. La medida estándar para el rendimiento de recuperación de información, media de precisión media (MAP) [22], se utiliza para evaluar el rendimiento de recuperación de imagen de hoja en nuestro experimento.<text:span text:style-name="T2"> Para examinar la efectividad del método propuesto para la recuperación de la imagen de la hoja, seleccionamos cuatro algoritmos de última generación para la recuperación de la forma, </text:span><text:span text:style-name="T7">incluido el Contexto de la Forma Interna de la Distancia + Programación Dinámica (IDSC + DP) [12], Contexto de la Forma + Dinámica Programación (SC + DP) [12], Corte de cadena jerárquico (HSC) [6] y Matriz de distancia multiescala (MDM) </text:span>[7], como puntos de referencia.</text:p>
      <text:p text:style-name="P3"><draw:frame draw:style-name="fr1" draw:name="Quadro1" text:anchor-type="paragraph" svg:width="11.906cm" draw:z-index="0"><draw:text-box fo:min-height="0.041cm"><text:h text:style-name="P17" text:outline-level="2">Conclusion</text:h></draw:text-box></draw:frame><text:line-break/><text:span text:style-name="T25"><text:line-break/></text:span></text:p>
      <text:p text:style-name="P14">Hemos propuesto un nuevo método de descripción de forma denominado<text:span text:style-name="T2"> Ángulos de Contorno Integral (ICA)</text:span> para la difícil tarea de identificar la forma de la hoja. Los descriptores de ICA propuestos tienen las siguientes propiedades deseables: (1)<text:span text:style-name="T2"> Tiene la invariancia intrínseca a las transformaciones de grupo que incluyen </text:span><text:span text:style-name="T4">traslación</text:span><text:span text:style-name="T2">, rotación y escala uniforme, lo que se ha demostrado en teoría.</text:span> (2) Debido a que los descriptores <text:span text:style-name="T2">ICA</text:span> <text:span text:style-name="T34">se derivan por operación integral</text:span>, <text:span text:style-name="T2">es robusto al ruido e insensible a las perturbaciones geométricas no deseadas</text:span>. (3) Es una <text:span text:style-name="T2">descripción multiescala</text:span> y, naturalmente, extrae las características de la forma desde grueso hasta fino, lo que hace que tenga la poderosa <text:span text:style-name="T10">capacidad discriminativa para la identificación de la hoja</text:span>. Además, dado que los descriptores ICA propuestos solo dependen de la vecindad del punto de contorno, <text:soft-page-break/>caracteriza la buena propiedad geométrica local de la forma que hace que tenga el potencial de manejar el reconocimiento de formas ocluidas. Las emocionantes precisiones de identificación de los experimentos que realizamos El conocido conjunto de datos suecos y el conjunto de datos CVIP100 indican que el ICA propuesto es un método excelente para el reconocimiento de la forma de la hoja. Vale la pena señalar que el método propuesto no solo es adecuado para la identificación de la forma de la hoja, sino que también tiene el potencial de extenderse para el reconocimiento de formas genéricas.</text:p>
      <text:p text:style-name="P3"><text:line-break/><text:line-break/><text:line-break/><text:line-break/><text:line-break/><text:line-break/></text:p>
      <text:p text:style-name="P3"><text:line-break/></text:p>
      <text:p text:style-name="P3"><text:line-break/><text:line-break/></text:p>
      <text:p text:style-name="P3"><text:line-break/><text:line-break/></text:p>
      <text:p text:style-name="P3"><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Georgia" svg:font-family="Georgia, serif"/>
    <style:font-face style:name="Roboto" svg:font-family="Roboto, arial, sans-serif"/>
    <style:font-face style:name="Ubuntu" svg:font-family="Ubuntu, Arial, sans-serif"/>
    <style:font-face style:name="Verdana" svg:font-family="Verdana, sans-serif"/>
    <style:font-face style:name="apple-system" svg:font-family="apple-system, BlinkMacSystemFont, 'Helvetica Neue', Helvetica, Arial, Ubuntu, sans-serif"/>
    <style:font-face style:name="inherit" svg:font-family="inherit"/>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08T13:31:18.035793540</meta:creation-date>
    <dc:date>2019-04-08T16:01:22.820606718</dc:date>
    <meta:editing-duration>PT5M33S</meta:editing-duration>
    <meta:editing-cycles>1</meta:editing-cycles>
    <meta:document-statistic meta:table-count="0" meta:image-count="0" meta:object-count="0" meta:page-count="5" meta:paragraph-count="28" meta:word-count="1576" meta:character-count="9797" meta:non-whitespace-character-count="8223"/>
    <meta:generator>LibreOffice/5.1.6.2$Linux_X86_64 LibreOffice_project/10m0$Build-2</meta:generator>
  </office:meta>
</office:document-meta>
</file>